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12C77D81D9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5" style:repeat="stretch" draw:textarea-horizontal-align="center" draw:textarea-vertical-align="middle" loext:decorative="false"/>
    </style:style>
    <style:style style:name="gr2" style:family="graphic" style:parent-style-name="standard">
      <style:graphic-properties svg:stroke-width="0.159cm" svg:stroke-color="#000000" draw:marker-start-width="0.437cm" draw:marker-end-width="0.437cm" draw:fill="none" draw:fill-color="#729fcf" loext:fill-use-slide-background="false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bitmap" draw:fill-image-name="Bitmap_20_5" style:repeat="stretch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28cm" svg:height="4.55cm" svg:x="1.593cm" svg:y="1.582cm" svg:viewBox="0 0 4529 4551" svg:d="M0 1598c52-182 126-357 221-522 102-178 226-340 369-483 143-144 304-269 481-371 164-95 339-170 519-222h1282c181 52 356 127 520 222 177 102 338 227 481 371 143 143 267 305 369 483 102 177 180 366 232 562 23 89 42 179 55 270v668c-13 91-32 181-55 270-52 196-130 385-232 563-102 177-226 339-369 483-143 143-304 268-481 370-176 103-365 181-560 234-88 23-178 42-268 55h-665c-91-13-180-32-269-55-195-53-383-131-559-234-177-102-338-227-481-370-143-144-267-306-369-483-95-166-169-341-221-523z">
          <text:p/>
        </draw:path>
        <draw:custom-shape draw:style-name="gr2" draw:text-style-name="P2" draw:layer="layout" svg:width="4.572cm" svg:height="4.57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5" draw:display-name="Bitmap 5" xlink:href="Pictures/100000000000012C0000012C77D81D9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5:24:49.791000000</dc:date>
    <meta:editing-duration>PT12M8S</meta:editing-duration>
    <meta:editing-cycles>3</meta:editing-cycles>
    <meta:generator>LibreOffice/24.2.2.2$Windows_X86_64 LibreOffice_project/d56cc158d8a96260b836f100ef4b4ef25d6f1a01</meta:generator>
    <meta:print-date>2024-04-27T15:23:45.240000000</meta:print-date>
    <meta:printed-by>PDF files</meta:printed-by>
    <meta:document-statistic meta:object-count="2"/>
  </office:meta>
</office:document-meta>
</file>